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pitch="variable"/>
    <style:font-face style:name="Ubuntu2" svg:font-family="Ubuntu" style:font-adornments="Normalus" style:font-pitch="variable"/>
    <style:font-face style:name="Ubuntu1" svg:font-family="Ubuntu" style:font-adornments="Pusjuod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fo:font-weight="normal" officeooo:paragraph-rsid="000c6f79" style:font-size-asian="10.5pt" style:font-weight-asian="normal" style:font-size-complex="12pt" style:font-weight-complex="normal"/>
    </style:style>
    <style:style style:name="P2" style:family="paragraph" style:parent-style-name="Standard" style:list-style-name="L1">
      <style:text-properties officeooo:paragraph-rsid="0010393b"/>
    </style:style>
    <style:style style:name="P3" style:family="paragraph" style:parent-style-name="Standard" style:list-style-name="L1">
      <style:text-properties fo:font-style="normal" style:text-underline-style="none" officeooo:paragraph-rsid="0010393b" style:font-style-asian="normal" style:font-style-complex="normal"/>
    </style:style>
    <style:style style:name="P4" style:family="paragraph" style:parent-style-name="Standard" style:list-style-name="L1">
      <style:text-properties fo:font-style="normal" style:text-underline-style="none" officeooo:paragraph-rsid="001190f6" style:font-style-asian="normal" style:font-style-complex="normal"/>
    </style:style>
    <style:style style:name="P5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6" style:family="paragraph" style:parent-style-name="Standard" style:list-style-name="L1">
      <style:paragraph-properties>
        <style:tab-stops>
          <style:tab-stop style:position="6.729cm" style:leader-style="solid" style:leader-text="_"/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7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190f6" style:font-style-asian="normal" style:font-style-complex="normal"/>
    </style:style>
    <style:style style:name="P8" style:family="paragraph" style:parent-style-name="Standard" style:list-style-name="L1">
      <style:paragraph-properties>
        <style:tab-stops>
          <style:tab-stop style:position="14.73cm" style:leader-style="solid" style:leader-text="_"/>
        </style:tab-stops>
      </style:paragraph-properties>
      <style:text-properties fo:font-style="normal" style:text-underline-style="none" officeooo:paragraph-rsid="00121939" style:font-style-asian="normal" style:font-style-complex="normal"/>
    </style:style>
    <style:style style:name="P9" style:family="paragraph" style:parent-style-name="Standard" style:list-style-name="L1">
      <style:paragraph-properties>
        <style:tab-stops>
          <style:tab-stop style:position="6.729cm" style:leader-style="solid" style:leader-text="_"/>
          <style:tab-stop style:position="14.73cm" style:leader-style="solid" style:leader-text="_"/>
        </style:tab-stops>
      </style:paragraph-properties>
      <style:text-properties officeooo:paragraph-rsid="001190f6"/>
    </style:style>
    <style:style style:name="P10" style:family="paragraph" style:parent-style-name="Standard" style:list-style-name="L2">
      <style:paragraph-properties>
        <style:tab-stops>
          <style:tab-stop style:position="6.729cm" style:leader-style="solid" style:leader-text="_"/>
          <style:tab-stop style:position="14.73cm" style:leader-style="solid" style:leader-text="_"/>
        </style:tab-stops>
      </style:paragraph-properties>
      <style:text-properties officeooo:paragraph-rsid="001c208c"/>
    </style:style>
    <style:style style:name="P11" style:family="paragraph" style:parent-style-name="Standard" style:list-style-name="L2">
      <style:text-properties officeooo:paragraph-rsid="00163d74"/>
    </style:style>
    <style:style style:name="P12" style:family="paragraph" style:parent-style-name="Standard" style:list-style-name="L2">
      <style:text-properties officeooo:paragraph-rsid="001c208c"/>
    </style:style>
    <style:style style:name="P13" style:family="paragraph" style:parent-style-name="Heading_20_1">
      <style:text-properties officeooo:paragraph-rsid="000c6f79"/>
    </style:style>
    <style:style style:name="P14" style:family="paragraph" style:parent-style-name="Heading_20_1">
      <style:text-properties officeooo:paragraph-rsid="0010393b"/>
    </style:style>
    <style:style style:name="P15" style:family="paragraph" style:parent-style-name="Heading_20_1">
      <style:text-properties officeooo:paragraph-rsid="00163d74"/>
    </style:style>
    <style:style style:name="T1" style:family="text">
      <style:text-properties officeooo:rsid="000c6f79"/>
    </style:style>
    <style:style style:name="T2" style:family="text">
      <style:text-properties officeooo:rsid="000e3de0"/>
    </style:style>
    <style:style style:name="T3" style:family="text">
      <style:text-properties officeooo:rsid="0010393b"/>
    </style:style>
    <style:style style:name="T4" style:family="text">
      <style:text-properties fo:font-style="italic" officeooo:rsid="0010393b" style:font-style-asian="italic" style:font-style-complex="italic"/>
    </style:style>
    <style:style style:name="T5" style:family="text">
      <style:text-properties fo:font-style="italic" officeooo:rsid="001190f6" style:font-style-asian="italic" style:font-style-complex="italic"/>
    </style:style>
    <style:style style:name="T6" style:family="text">
      <style:text-properties fo:font-style="italic" officeooo:rsid="00121939" style:font-style-asian="italic" style:font-style-complex="italic"/>
    </style:style>
    <style:style style:name="T7" style:family="text">
      <style:text-properties fo:font-style="italic" style:text-underline-style="none" officeooo:rsid="001732aa" style:font-style-asian="italic" style:font-style-complex="italic"/>
    </style:style>
    <style:style style:name="T8" style:family="text">
      <style:text-properties fo:font-style="italic" style:text-underline-style="none" officeooo:rsid="001c208c" style:font-style-asian="italic" style:font-style-complex="italic"/>
    </style:style>
    <style:style style:name="T9" style:family="text">
      <style:text-properties officeooo:rsid="001190f6"/>
    </style:style>
    <style:style style:name="T10" style:family="text">
      <style:text-properties fo:font-style="normal" style:text-underline-style="none" officeooo:rsid="001190f6" style:font-style-asian="normal" style:font-style-complex="normal"/>
    </style:style>
    <style:style style:name="T11" style:family="text">
      <style:text-properties fo:font-style="normal" style:text-underline-style="none" officeooo:rsid="00163d74" style:font-style-asian="normal" style:font-style-complex="normal"/>
    </style:style>
    <style:style style:name="T12" style:family="text">
      <style:text-properties fo:font-style="normal" style:text-underline-style="none" officeooo:rsid="001732aa" style:font-style-asian="normal" style:font-style-complex="normal"/>
    </style:style>
    <style:style style:name="T13" style:family="text">
      <style:text-properties fo:font-style="normal" style:text-underline-style="none" officeooo:rsid="0018834f" style:font-style-asian="normal" style:font-style-complex="normal"/>
    </style:style>
    <style:style style:name="T14" style:family="text">
      <style:text-properties fo:font-style="normal" style:text-underline-style="none" officeooo:rsid="001b4199" style:font-style-asian="normal" style:font-style-complex="normal"/>
    </style:style>
    <style:style style:name="T15" style:family="text">
      <style:text-properties fo:font-style="normal" style:text-underline-style="none" officeooo:rsid="001bc59e" style:font-style-asian="normal" style:font-style-complex="normal"/>
    </style:style>
    <style:style style:name="T16" style:family="text">
      <style:text-properties fo:font-style="normal" style:text-underline-style="none" officeooo:rsid="001c208c" style:font-style-asian="normal" style:font-style-complex="normal"/>
    </style:style>
    <style:style style:name="T17" style:family="text">
      <style:text-properties fo:font-style="normal" officeooo:rsid="0010393b" style:font-style-asian="normal" style:font-style-complex="normal"/>
    </style:style>
    <style:style style:name="T18" style:family="text">
      <style:text-properties fo:font-style="normal" officeooo:rsid="0013544d" style:font-style-asian="normal" style:font-style-complex="normal"/>
    </style:style>
    <style:style style:name="T19" style:family="text">
      <style:text-properties officeooo:rsid="00121939"/>
    </style:style>
    <style:style style:name="T20" style:family="text">
      <style:text-properties officeooo:rsid="0018834f"/>
    </style:style>
    <style:style style:name="T21" style:family="text">
      <style:text-properties officeooo:rsid="001a5de2"/>
    </style:style>
    <style:style style:name="T22" style:family="text">
      <style:text-properties officeooo:rsid="001c3c87"/>
    </style:style>
    <style:style style:name="T23" style:family="text">
      <style:text-properties officeooo:rsid="001cccc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">Situacijos aprašymas</text:span></text:h>
      <text:p text:style-name="P1"><text:span text:style-name="T1"/></text:p>
      <text:p text:style-name="Standard"><text:span text:style-name="T1">Organizacija, kuriai yra kuriama sistema, yra atsakinga už paramos administravimą tam tikrai ūkinei veiklai. Organizacijoje yra keletas padalinių, kur kiekvienas iš jų yra atsakingas už </text:span><text:span text:style-name="T22">tam tikro </text:span><text:span text:style-name="T1">paramos priemonių poaibio administravimą. </text:span><text:span text:style-name="T2">Taip pat </text:span><text:span text:style-name="T3">padaliniai naudojasi tam tikromis informacinėmis sistemomis (IS). Kuriamos sistemos paskirtis yra padėti atlikti padalinių ir IS apkrovų analizę.</text:span></text:p>
      <text:h text:style-name="P14" text:outline-level="1"><text:span text:style-name="T3">Užduotis „Apkrovų skaičiavimas“</text:span></text:h>
      <text:list xml:id="list998397758" text:style-name="L1">
        <text:list-item>
          <text:p text:style-name="P2"><text:span text:style-name="T3">Prisijunkite prie sistemos. Vardas yra </text:span><text:span text:style-name="T4">user</text:span><text:span text:style-name="T17">. </text:span><text:span text:style-name="T18">Kitus laukus palikite tuščius.</text:span></text:p>
        </text:list-item>
        <text:list-item>
          <text:p text:style-name="P3"><text:span text:style-name="T3">Importuokite duomenis iš failo </text:span><text:span text:style-name="T4">/home/vakaras/RSys/static/test2.xls.</text:span></text:p>
        </text:list-item>
        <text:list-item>
          <text:p text:style-name="P5"><text:span text:style-name="T9">Raskite, kuris padalinys buvo labiausiai apkrautas 2009 metų gruodžio mėnesį. </text:span></text:p>
          <text:p text:style-name="P5"><text:span text:style-name="T21">į</text:span><text:span text:style-name="T9">rašykite jo pavadinimą:<text:tab/></text:span></text:p>
        </text:list-item>
        <text:list-item>
          <text:p text:style-name="P4"><text:span text:style-name="T9">Raskite, kada buvo labiausiai apkrautas </text:span><text:span text:style-name="T5">Padalinys 7.</text:span></text:p>
          <text:p text:style-name="P6"><text:span text:style-name="T20">n</text:span><text:span text:style-name="T9">uo:<text:tab/> iki:<text:tab/></text:span></text:p>
        </text:list-item>
        <text:list-item>
          <text:p text:style-name="P6"><text:span text:style-name="T9">Raskite, kuri informacinė sistema buvo labiausiai apkrauta 2011 metų rugsėjo mėnesį.</text:span></text:p>
          <text:p text:style-name="P5"><text:span text:style-name="T21">į</text:span><text:span text:style-name="T9">rašykite jo</text:span><text:span text:style-name="T23">s</text:span><text:span text:style-name="T9"> pavadinimą:<text:tab/></text:span></text:p>
        </text:list-item>
        <text:list-item>
          <text:p text:style-name="P8"><text:span text:style-name="T19">Raskite, kuris iš padalinių </text:span><text:span text:style-name="T6">Padalinys 1</text:span><text:span text:style-name="T19">, </text:span><text:span text:style-name="T6">Padalinys 4</text:span><text:span text:style-name="T19">, </text:span><text:span text:style-name="T6">Padalinys 5</text:span><text:span text:style-name="T19">,</text:span><text:span text:style-name="T6"> Padalinys 10</text:span><text:span text:style-name="T19">, </text:span><text:span text:style-name="T6">Padalinys 11</text:span><text:span text:style-name="T19">, </text:span><text:span text:style-name="T6">Padalinys 12</text:span><text:span text:style-name="T19"> buvo labiausiai apkrautas 2010 metų vasario mėnesį.</text:span></text:p>
          <text:p text:style-name="P8"><text:span text:style-name="T21">į</text:span><text:span text:style-name="T9">rašykite jo pavadinimą:<text:tab/></text:span></text:p>
        </text:list-item>
        <text:list-item>
          <text:p text:style-name="P4"><text:span text:style-name="T9">Raskite, kada buvo labiausiai apkrauta </text:span><text:span text:style-name="T5">Patikros užduočių vykdymo</text:span><text:span text:style-name="T9"> </text:span><text:span text:style-name="T19">informacinė sistema</text:span><text:span text:style-name="T5">.</text:span></text:p>
          <text:p text:style-name="P9"><text:span text:style-name="T13">n</text:span><text:span text:style-name="T10">uo:<text:tab/> iki:<text:tab/></text:span></text:p>
        </text:list-item>
      </text:list>
      <text:h text:style-name="P15" text:outline-level="1"><text:span text:style-name="T11">Užduotis „Laisviausių laiko intervalų paieška“</text:span></text:h>
      <text:list xml:id="list1389178509" text:style-name="L2">
        <text:list-item>
          <text:p text:style-name="P11"><text:span text:style-name="T11">Raskite mažiausios </text:span><text:span text:style-name="T12">apkrovos </text:span><text:span text:style-name="T14">15 dienų trukmės </text:span><text:span text:style-name="T12">interval</text:span><text:span text:style-name="T15">ą</text:span><text:span text:style-name="T12"> </text:span><text:span text:style-name="T14">laikotarpyje 2012-01-01 – 2012-06-01</text:span><text:span text:style-name="T12"> padalini</text:span><text:span text:style-name="T14">ui</text:span><text:span text:style-name="T12"> </text:span><text:span text:style-name="T7">Padalinys 4.</text:span></text:p>
          <text:p text:style-name="P10"><text:span text:style-name="T13">n</text:span><text:span text:style-name="T10">uo:<text:tab/> iki:<text:tab/></text:span></text:p>
        </text:list-item>
        <text:list-item>
          <text:p text:style-name="P12"><text:span text:style-name="T11">Raskite mažiausios </text:span><text:span text:style-name="T12">apkrovos </text:span><text:span text:style-name="T14">15 dienų trukmės </text:span><text:span text:style-name="T12">interval</text:span><text:span text:style-name="T15">ą</text:span><text:span text:style-name="T12"> </text:span><text:span text:style-name="T14">laikotarpyje 2012-01-01 – 2012-06-01</text:span><text:span text:style-name="T12"> padalini</text:span><text:span text:style-name="T14">ui</text:span><text:span text:style-name="T12"> </text:span><text:span text:style-name="T7">Padalinys </text:span><text:span text:style-name="T8">9</text:span><text:span text:style-name="T7">.</text:span></text:p>
          <text:p text:style-name="P10"><text:span text:style-name="T13">n</text:span><text:span text:style-name="T10">uo:<text:tab/> iki: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pitch="variable"/>
    <style:font-face style:name="Ubuntu2" svg:font-family="Ubuntu" style:font-adornments="Normalus" style:font-pitch="variable"/>
    <style:font-face style:name="Ubuntu1" svg:font-family="Ubuntu" style:font-adornments="Pusjuodi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0.4cm" style:auto-text-indent="false"/>
      <style:text-properties style:font-name="Ubuntu2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/>
      <style:text-properties style:font-name="Ubuntu1"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ytautas Astrauskas</meta:initial-creator>
    <meta:creation-date>2011-11-18T17:06:03</meta:creation-date>
    <meta:generator>OpenOffice.org/3.2$Unix OpenOffice.org_project/320m19$Build-9505</meta:generator>
    <dc:date>2011-11-18T19:54:36</dc:date>
    <dc:creator>Vytautas Astrauskas</dc:creator>
    <meta:editing-duration>PT02H48M08S</meta:editing-duration>
    <meta:editing-cycles>13</meta:editing-cycles>
    <meta:document-statistic meta:table-count="0" meta:image-count="0" meta:object-count="0" meta:page-count="1" meta:paragraph-count="20" meta:word-count="193" meta:character-count="1457"/>
  </office:meta>
</office:document-meta>
</file>